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color="#0000ff" loext:opacity="100%" fo:font-weight="bold" officeooo:rsid="0017971a" officeooo:paragraph-rsid="0017971a" style:font-weight-asian="bold" style:font-weight-complex="bold"/>
    </style:style>
    <style:style style:name="P2" style:family="paragraph" style:parent-style-name="Text_20_body" style:list-style-name="L1">
      <style:text-properties fo:color="#0000ff" loext:opacity="100%" fo:font-weight="bold" officeooo:rsid="0017971a" officeooo:paragraph-rsid="001b77ae" style:font-weight-asian="bold" style:font-weight-complex="bold"/>
    </style:style>
    <style:style style:name="P3" style:family="paragraph" style:parent-style-name="Text_20_body" style:list-style-name="L1">
      <style:text-properties fo:color="#0000ff" loext:opacity="100%" fo:font-weight="bold" officeooo:rsid="001b77ae" officeooo:paragraph-rsid="001b77ae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7971a" officeooo:paragraph-rsid="0017971a" style:font-weight-asian="bold" style:font-weight-complex="bold"/>
    </style:style>
    <style:style style:name="T1" style:family="text">
      <style:text-properties officeooo:rsid="0017971a"/>
    </style:style>
    <style:style style:name="T2" style:family="text">
      <style:text-properties officeooo:rsid="0018fba4"/>
    </style:style>
    <style:style style:name="T3" style:family="text">
      <style:text-properties officeooo:rsid="001b77ae"/>
    </style:style>
    <style:style style:name="T4" style:family="text">
      <style:text-properties officeooo:rsid="001d70b2"/>
    </style:style>
    <style:style style:name="T5" style:family="text">
      <style:text-properties officeooo:rsid="001e3a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<text:span text:style-name="T1">.- </text:span>An e-mail discussing network specifications.</text:h>
      <text:p text:style-name="Text_20_body"/>
      <text:list text:style-name="L1">
        <text:list-item>
          <text:p text:style-name="P4">Why is Clive writing to Anne?</text:p>
          <text:p text:style-name="P3">Clive is writing to Anne to tell her the specifications for Network.</text:p>
        </text:list-item>
        <text:list-item>
          <text:p text:style-name="P4">Why does Clive want a wireless network?</text:p>
          <text:p text:style-name="P1">Because they want to <text:span text:style-name="T3">avoid</text:span> the cost of installing cables.</text:p>
        </text:list-item>
        <text:list-item>
          <text:p text:style-name="P4">How many workstations and printers are there?</text:p>
          <text:p text:style-name="P1">Between 30 and 40 workstations and 10 printers.</text:p>
        </text:list-item>
        <text:list-item>
          <text:p text:style-name="P4">What does Clive request?</text:p>
          <text:p text:style-name="P2"><text:span text:style-name="T4">Clive requests</text:span> a topology diagram,<text:span text:style-name="T2"> a</text:span> list the necessary equipment and the cos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5:46:09.466604747</meta:creation-date>
    <dc:date>2023-10-22T16:09:26.034970104</dc:date>
    <meta:editing-duration>PT2M14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9" meta:word-count="77" meta:character-count="445" meta:non-whitespace-character-count="381"/>
  </office:meta>
</office:document-meta>
</file>